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32000001E15220FFC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a xlink:type="simple" xlink:href="https://trello.com/b/UZpzltOK/proyecto-de-poo" text:style-name="Internet_20_link" text:visited-style-name="Visited_20_Internet_20_Link">https://trello.com/b/UZpzltOK/proyecto-de-poo</text:a></text:p>
      <text:p text:style-name="Standard"/>
      <text:p text:style-name="Standard"/>
      <text:p text:style-name="Standard"><draw:frame draw:style-name="fr1" draw:name="gráficos1" text:anchor-type="paragraph" svg:width="17.59cm" svg:height="8.192cm" draw:z-index="0"><draw:image xlink:href="Pictures/1000020100000532000001E15220FFC9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SV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SV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ania Michelle Delgado Vasquez</meta:initial-creator>
    <meta:creation-date>2020-06-23T21:08:40.17</meta:creation-date>
    <meta:document-statistic meta:table-count="0" meta:image-count="1" meta:object-count="0" meta:page-count="1" meta:paragraph-count="1" meta:word-count="1" meta:character-count="45"/>
    <dc:date>2020-06-23T21:12:08.98</dc:date>
    <dc:creator>Tania Michelle Delgado Vasquez</dc:creator>
    <meta:editing-duration>PT3M32S</meta:editing-duration>
    <meta:editing-cycles>1</meta:editing-cycles>
    <meta:generator>OpenOffice/4.1.7$Win32 OpenOffice.org_project/417m1$Build-9800</meta:generator>
  </office:meta>
</office:document-meta>
</file>